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20e7" officeooo:paragraph-rsid="000c20e7"/>
    </style:style>
    <style:style style:name="P2" style:family="paragraph" style:parent-style-name="Standard">
      <style:text-properties officeooo:rsid="00113d81" officeooo:paragraph-rsid="00113d81"/>
    </style:style>
    <style:style style:name="P3" style:family="paragraph" style:parent-style-name="Standard">
      <style:text-properties officeooo:rsid="0011ace2" officeooo:paragraph-rsid="0011ace2"/>
    </style:style>
    <style:style style:name="P4" style:family="paragraph" style:parent-style-name="Standard">
      <style:text-properties officeooo:rsid="001269bc" officeooo:paragraph-rsid="0016208c"/>
    </style:style>
    <style:style style:name="P5" style:family="paragraph" style:parent-style-name="Standard">
      <style:text-properties officeooo:rsid="0016c831" officeooo:paragraph-rsid="0016c831"/>
    </style:style>
    <style:style style:name="P6" style:family="paragraph" style:parent-style-name="Standard">
      <style:text-properties officeooo:rsid="0018ec58" officeooo:paragraph-rsid="0018ec58"/>
    </style:style>
    <style:style style:name="P7" style:family="paragraph" style:parent-style-name="Standard">
      <style:text-properties officeooo:rsid="001975d7" officeooo:paragraph-rsid="001975d7"/>
    </style:style>
    <style:style style:name="P8" style:family="paragraph" style:parent-style-name="Standard">
      <style:text-properties officeooo:rsid="001d839a" officeooo:paragraph-rsid="001d839a"/>
    </style:style>
    <style:style style:name="P9" style:family="paragraph" style:parent-style-name="Standard">
      <style:text-properties officeooo:rsid="00208282" officeooo:paragraph-rsid="00208282"/>
    </style:style>
    <style:style style:name="P10" style:family="paragraph" style:parent-style-name="Standard">
      <style:text-properties officeooo:rsid="0021e82d" officeooo:paragraph-rsid="0021e82d"/>
    </style:style>
    <style:style style:name="P11" style:family="paragraph" style:parent-style-name="Standard">
      <style:text-properties officeooo:rsid="0022cb2b" officeooo:paragraph-rsid="00239ed4"/>
    </style:style>
    <style:style style:name="P12" style:family="paragraph" style:parent-style-name="Standard">
      <style:text-properties officeooo:rsid="002460e6" officeooo:paragraph-rsid="002460e6"/>
    </style:style>
    <style:style style:name="T1" style:family="text">
      <style:text-properties officeooo:rsid="0011ace2"/>
    </style:style>
    <style:style style:name="T2" style:family="text">
      <style:text-properties officeooo:rsid="001269bc"/>
    </style:style>
    <style:style style:name="T3" style:family="text">
      <style:text-properties officeooo:rsid="00145ea0"/>
    </style:style>
    <style:style style:name="T4" style:family="text">
      <style:text-properties officeooo:rsid="001591b6"/>
    </style:style>
    <style:style style:name="T5" style:family="text">
      <style:text-properties officeooo:rsid="0016208c"/>
    </style:style>
    <style:style style:name="T6" style:family="text">
      <style:text-properties officeooo:rsid="0016c831"/>
    </style:style>
    <style:style style:name="T7" style:family="text">
      <style:text-properties officeooo:rsid="00174f19"/>
    </style:style>
    <style:style style:name="T8" style:family="text">
      <style:text-properties officeooo:rsid="0018ec58"/>
    </style:style>
    <style:style style:name="T9" style:family="text">
      <style:text-properties officeooo:rsid="001acf29"/>
    </style:style>
    <style:style style:name="T10" style:family="text">
      <style:text-properties officeooo:rsid="001d839a"/>
    </style:style>
    <style:style style:name="T11" style:family="text">
      <style:text-properties officeooo:rsid="001ecf5b"/>
    </style:style>
    <style:style style:name="T12" style:family="text">
      <style:text-properties officeooo:rsid="00208282"/>
    </style:style>
    <style:style style:name="T13" style:family="text">
      <style:text-properties officeooo:rsid="0021e82d"/>
    </style:style>
    <style:style style:name="T14" style:family="text">
      <style:text-properties officeooo:rsid="0021fa39"/>
    </style:style>
    <style:style style:name="T15" style:family="text">
      <style:text-properties officeooo:rsid="0022cb2b"/>
    </style:style>
    <style:style style:name="T16" style:family="text">
      <style:text-properties officeooo:rsid="00239ed4"/>
    </style:style>
    <style:style style:name="T17" style:family="text">
      <style:text-properties officeooo:rsid="002460e6"/>
    </style:style>
    <style:style style:name="T18" style:family="text">
      <style:text-properties officeooo:rsid="00280b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s of the Nexus Way – Session 6</text:p>
      <text:p text:style-name="P1"/>
      <text:p text:style-name="P2">Travelling along the road after the present castle, we realise that Lady Syldi has gone missing – Aphra finds a set of tracks going off the road to the left, and yet we are cautioned by Gumzo (the great<text:span text:style-name="T18">est</text:span> wizard <text:span text:style-name="T18">in the realm</text:span>) to not do that, saying that she is already dead. </text:p>
      <text:p text:style-name="P2"/>
      <text:p text:style-name="P2">Bellathonis tackles Gumzo off the road, also immediately going off the path. <text:span text:style-name="T1">One by one, we also step off the path, aiming to go where off the road leads. We all come to the same glade, where a massive tree and a variety of buildings exist. Lady Syldi is also there, waiting under an archway. The time is flowing normally here, except for Gumzo, who’s time has completely frozen. </text:span></text:p>
      <text:p text:style-name="P2"/>
      <text:p text:style-name="P3">Syldi says that they are at the crossroads, pointing to the buildings behind themselves, and the three paths that lead away. Either way, one always end up at the crossroads if one steps off the path. Syldi was brought here by a fox they call the ‘name-drinker’. They have a proposition for us: the seat of the future is missing, and has been for a very long time. The name-drinker wishes for it to remain vacant for a very long time, <text:span text:style-name="T2">so that they can become the god of the future. </text:span><text:span text:style-name="T3">In exchange, they will then craft the futures we desire. Syldi has also eaten from this realm – noodles made from the </text:span><text:span text:style-name="T18">e</text:span><text:span text:style-name="T3">motions of a poet. </text:span></text:p>
      <text:p text:style-name="P3"/>
      <text:p text:style-name="P4">Or, we can not accept this proposition, and have the name-drinker as an enemy. <text:span text:style-name="T3">Gumzo is also cursed by the three to never succeed at what he wants, and by having him with us, we are making this quest harder for ourselves. Aphra says Syldi’s name – and the fox (name-drinker) speaks up through Syldi, able to take over due to the noodles that were eaten. They invite us inside to the noodle house, </text:span><text:span text:style-name="T4">with hospitality extended until we exit the crossroads</text:span><text:span text:style-name="T3">, and says that Bellathonis can kill Gumzo, even presenting them with a knife. </text:span></text:p>
      <text:p text:style-name="P4"/>
      <text:p text:style-name="P4"><text:span text:style-name="T5">We enter into the noodle house, and the name-drinker, </text:span><text:span text:style-name="T18">in fox form who rests upon the noodle bar,</text:span><text:span text:style-name="T5"> tells them of the deal. Nyxsi immediately refuses, and we all back her up. They then admit that as soon as we leave his crossroads under which we have hospitality, they will try and kill us. Leaving the noodle house, we then see them with a large humanoid creature with a horn, who blows into it. Immediately looking for an exit, Aphra finds the way out, but Bellathonis </text:span><text:span text:style-name="T6">believes that he has found the way out – the wrong way. He is soon convinced however, as the wild hunt starts charging down the path at us. </text:span></text:p>
      <text:p text:style-name="P4"/>
      <text:p text:style-name="P5">We start our escape. <text:span text:style-name="T7">It’s narrow, with multiple of the party failing at one point or another, but though our combined actions we do escape, and find our way back to the path. Lady Syldi also now has an interesting tic, as it were, now referring to herself as ‘we’. Bellathonis interrogates Gumzo, </text:span><text:span text:style-name="T8">and it’s revealed that whilst they are cursed, that curse is halted whilst they help our party and attempt to get the future back. </text:span></text:p>
      <text:p text:style-name="P5"/>
      <text:p text:style-name="P6">As we continue, Nyxsi’s tattoos of the keys start to bleed, covering her hand in blood, and we come across the castle… or at least what’s left of it. This is not a place of honour. It is filled with elven and human corpses, as well as remains of dryads. The few symbols on the corpses that remain are of House Syldi. Eshenesra has never been here before, but recognising part of the destruction as due to exceptionally strong alchemist’s fire. </text:p>
      <text:p text:style-name="P1"/>
      <text:p text:style-name="P7">Aselmo slips inside first, before we notice. They see a beautiful courtyard, with a well in the centre. There is an individual sitting on the edge of the well, and from their look, they have been blinded, with burn scars surrounding their eyes. <text:span text:style-name="T10">They appear to be a dryad. </text:span>They also have a sword across their lap, and as the rest of us enter (besides Eshenesra), they rise, and draw the sword, saying not to come further. </text:p>
      <text:p text:style-name="P7"/>
      <text:p text:style-name="P7"><text:soft-page-break/>They ask us to introduce ourselves, and we do. Aphra asks for <text:span text:style-name="T9">her</text:span> name – Amerian, the Captain of the Dawn. As Nyxsi introduces themselves, stating that she also has two of the three keys and is searching for the third, they say that is has all been for naught, as their master is not here. However, as Nyxsi then <text:span text:style-name="T9">explains how Moment told them that the key was there, and could help them find the missing third. However, as Nyxsi seems to get through them, she approaches, and then levels her sword at Nyxsi, saying that she smells of the enemy (smelling Eshenesra’s alchemy). And she also declares that she will not rest until Larzaniuem Syldi (Eshenesra’s father) rests within the hells, and also reveals that the mask is within the hands of House Syldi (as far as they know). Nyxsi challenges them to kill her if she believes her to be the enemy, and succeeds in convincing Amerian to stand down. She drops her sword, and slumps down on the well. As Nyxsi heads to the doors leading to the main room, she says that even though she may not be able to restore Amerian’s sight, she can restore her hope. </text:span></text:p>
      <text:p text:style-name="P7"/>
      <text:p text:style-name="P8">Aphra warns Eshenesra about who awaits, and that America has sworn vengeance on her entire line. Syldi dryly remarks that it won’t be the first, nor the last time. <text:span text:style-name="T11">As most of us enter, Arcos and Eshenesra waiting outside, we come across a room as grand as the other’s had been – but destroyed. Walls half gone, carvings shattered, and the throne has been nearly completely destroyed, only the actual seat remaining. </text:span><text:span text:style-name="T12">There is a pool of water in the centre of the room, an extremely calm puddle. </text:span></text:p>
      <text:p text:style-name="P8"/>
      <text:p text:style-name="P9">As we each look into the pool, we see ourselves in the future. Aselmo sees himself with legs, and asks where his legs are – they’re in a giant forge. Rip sees a 10 year old boy in his place, who smiles and waves back. They go to launch themselves into the pool, Nyxsi missing them, but both Bellathonis and Aphra reaching out with telekinetic hands to stop them, and succeeding <text:span text:style-name="T13">(if Rip had gotten in, they would have had a one-use wish spell). Rip, unable to verbally ask a question, places his red bouncy ball in the water. The boy on the other side picks it up, and bounces it with a smile, and another figure comes into view – Anceladormoxcies, who mouths thank you to the current Rip. </text:span></text:p>
      <text:p text:style-name="P9"/>
      <text:p text:style-name="P9">Aphra sees herself, but also a small child on her shoulders, with burning red hair, and yet Aphra’s eyes. <text:span text:style-name="T13">She asks where can she find the rest of her memories and is shown an image – the red heart locket that was previously in the dream, and swallowed by the doll. It is around the child’s neck</text:span> <text:span text:style-name="T13">in the reflection, and as Aphra waves, the child points at Aphra and mouths ‘Mama!’. </text:span></text:p>
      <text:p text:style-name="P9"/>
      <text:p text:style-name="P9">Nyxsi does not see herself, but yet does as she sees the end of her future, and also feels a weight in her pocket, as the key appears in their pocket. The key, once held, attaches itself to Nyxsi in the same way as the others have. Nyxsi asks her question – where is the mask? The pool does not know.</text:p>
      <text:p text:style-name="P9"/>
      <text:p text:style-name="P9">Bellathonis sees half of themselves, split directly down the middle as they look into the pool. The ask how can they heal their soul – emphasizing themselves, not relying on others. <text:span text:style-name="T13">A wish spell will work and heal their soul. They step back, and scream with rage, as the answer is both useful and yet still out of reach. He does not believe that he will live long enough to get powerful enough to save himself. </text:span></text:p>
      <text:p text:style-name="P9"/>
      <text:p text:style-name="P10">Eshenesra attempts to sneak across the courtyard – <text:span text:style-name="T14">and fails at being stealthy enough. As Amerian </text:span><text:span text:style-name="T15">catches them at sword-point, Bellathonis intervenes, also placing themselves at the blade. Nyxsi calls out, and nearly slips up, but just catches herself before calling Lady Syldi by her last name. We leave after apologising to Amerian. </text:span></text:p>
      <text:p text:style-name="P10"/>
      <text:p text:style-name="P11">As we leave, we find ourselves suddenly back at the Vandomal estate, without Nyxsi. On the norther<text:span text:style-name="T16">nm</text:span>ost terrace as we approach, we spy a figure being served tea by Cole. <text:span text:style-name="T16">It is the representative of </text:span><text:span text:style-name="T13">Anceladormoxcies, </text:span><text:span text:style-name="T16">who is here upon request of the Toymaker Archibald. </text:span><text:span text:style-name="T17">She bows to Lord Aselmo, having not met them before. </text:span></text:p>
      <text:p text:style-name="P11"/>
      <text:p text:style-name="P12"><text:soft-page-break/>She is here to discuss the doll – and gives a letter to Aselmo, as the only member of House Vandomal present, seemingly not counting Aphra (who does not question it, as she is still overwhelmed by the rather large influx of information about herself). We are all invited to attend tea with the High Dragon <text:span text:style-name="T13">Anceladormoxcies </text:span>at her residence. This meeting will take place tomorrow, immediately after the high council meeting, as <text:span text:style-name="T13">Anceladormoxcies </text:span>lives in the same building. We accept the invitation, and the representative stands up, bows, and leaves. </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26T21:30:31.667000000</meta:creation-date>
    <dc:date>2024-10-27T01:53:39.044000000</dc:date>
    <meta:editing-duration>PT51M58S</meta:editing-duration>
    <meta:editing-cycles>9</meta:editing-cycles>
    <meta:generator>LibreOffice/7.2.0.4$Windows_X86_64 LibreOffice_project/9a9c6381e3f7a62afc1329bd359cc48accb6435b</meta:generator>
    <meta:document-statistic meta:table-count="0" meta:image-count="0" meta:object-count="0" meta:page-count="3" meta:paragraph-count="18" meta:word-count="1506" meta:character-count="8323" meta:non-whitespace-character-count="6805"/>
  </office:meta>
</office:document-meta>
</file>